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a5b9d" officeooo:paragraph-rsid="001a5b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database biblioteca;</text:p>
      <text:p text:style-name="P1">use biblioteca;</text:p>
      <text:p text:style-name="P1"/>
      <text:p text:style-name="P1"/>
      <text:p text:style-name="P1">create table editora (</text:p>
      <text:p text:style-name="P1">id_editora int not null auto_increment,</text:p>
      <text:p text:style-name="P1">nome varchar (30),</text:p>
      <text:p text:style-name="P1">telefone varchar (30),</text:p>
      <text:p text:style-name="P1">endereco varchar (30),</text:p>
      <text:p text:style-name="P1">primary key (id_editora)</text:p>
      <text:p text:style-name="P1">)default charset = utf8;</text:p>
      <text:p text:style-name="P1"/>
      <text:p text:style-name="P1"/>
      <text:p text:style-name="P1">create table autor (</text:p>
      <text:p text:style-name="P1">id_autor int not null auto_increment,</text:p>
      <text:p text:style-name="P1">nome varchar (30),</text:p>
      <text:p text:style-name="P1">telefone varchar (30),</text:p>
      <text:p text:style-name="P1">endereco varchar (30),</text:p>
      <text:p text:style-name="P1">cpf varchar (15),</text:p>
      <text:p text:style-name="P1">primary key (id_autor)</text:p>
      <text:p text:style-name="P1">)default charset = utf8;</text:p>
      <text:p text:style-name="P1"/>
      <text:p text:style-name="P1">create table area_conhecimento (</text:p>
      <text:p text:style-name="P1">id_conhecimento int not null auto_increment,</text:p>
      <text:p text:style-name="P1">descricao varchar (50),</text:p>
      <text:p text:style-name="P1">primary key (id_conhecimento)</text:p>
      <text:p text:style-name="P1">)default charset = utf8;</text:p>
      <text:p text:style-name="P1"/>
      <text:p text:style-name="P1">create table livros (</text:p>
      <text:p text:style-name="P1">id_livro int not null auto_increment,</text:p>
      <text:p text:style-name="P1">nome varchar (30),</text:p>
      <text:p text:style-name="P1">id_autor int,</text:p>
      <text:p text:style-name="P1">id_editora int,</text:p>
      <text:p text:style-name="P1">primary key (id_livro)</text:p>
      <text:p text:style-name="P1">)default charset = utf8;</text:p>
      <text:p text:style-name="P1"/>
      <text:p text:style-name="P1">create table titulo (</text:p>
      <text:p text:style-name="P1">id_titulo int not null auto_increment,</text:p>
      <text:p text:style-name="P1">id_livro int,</text:p>
      <text:p text:style-name="P1">primary key (id_titulo)</text:p>
      <text:p text:style-name="P1">)default charset = utf8;</text:p>
      <text:p text:style-name="P1"/>
      <text:p text:style-name="P1">create table emprestimo (</text:p>
      <text:p text:style-name="P1">id_emprestimo int not null auto_increment,</text:p>
      <text:p text:style-name="P1">nome_livro varchar (20),</text:p>
      <text:p text:style-name="P1">nome_aluno varchar (20),</text:p>
      <text:p text:style-name="P1">nome_prof varchar (20),</text:p>
      <text:p text:style-name="P1">data_retirada date,</text:p>
      <text:p text:style-name="P1">data_devolucao date,</text:p>
      <text:p text:style-name="P1">primary key (id_emprestimo)</text:p>
      <text:p text:style-name="P1">) default charset = utf8;</text:p>
      <text:p text:style-name="P1"><text:s/></text:p>
      <text:p text:style-name="P1"><text:soft-page-break/>alter table livros add constraint fk_id_editora foreign key (id_editora) references editora (id_editora);</text:p>
      <text:p text:style-name="P1"/>
      <text:p text:style-name="P1">alter table livros add constraint id_autor foreign key (id_autor) references autor (id_autor);</text:p>
      <text:p text:style-name="P1"/>
      <text:p text:style-name="P1">alter table titulo add constraint id_livro foreign key (id_livro) references livros (id_livro);</text:p>
      <text:p text:style-name="P1"/>
      <text:p text:style-name="P1"/>
      <text:p text:style-name="P1">insert into editora (nome, telefone, endereco)</text:p>
      <text:p text:style-name="P1">values ('Violeta', '3422-0987', 'Rua avenida coronel n240');</text:p>
      <text:p text:style-name="P1"/>
      <text:p text:style-name="P1">insert into autor (nome, telefone, endereco, cpf)</text:p>
      <text:p text:style-name="P1">values ('William Shakespeare ', '3208-5570', 'rua sebastiao de marques, n200', '555087559-03');</text:p>
      <text:p text:style-name="P1"/>
      <text:p text:style-name="P1">insert into livros ( nome)</text:p>
      <text:p text:style-name="P1">values ('O alienista');</text:p>
      <text:p text:style-name="P1"/>
      <text:p text:style-name="P1">insert into area_conhecimento ( descricao)</text:p>
      <text:p text:style-name="P1">values ('Uma ficçao contada por Machado de Assis');</text:p>
      <text:p text:style-name="P1"/>
      <text:p text:style-name="P1">insert into emprestimo (nome_livro, nome_aluno, nome_prof, data_retirada, data_devolucao)</text:p>
      <text:p text:style-name="P1">values ('O alienista', 'Julia', 'emprestimo prof','2022-10-09', '2022-11-02');</text:p>
      <text:p text:style-name="P1"/>
      <text:p text:style-name="P1">select * from editora;</text:p>
      <text:p text:style-name="P1"/>
      <text:p text:style-name="P1">select* from autor;</text:p>
      <text:p text:style-name="P1"/>
      <text:p text:style-name="P1">select *from livros;</text:p>
      <text:p text:style-name="P1"/>
      <text:p text:style-name="P1">select * from area_conhecimento;</text:p>
      <text:p text:style-name="P1"/>
      <text:p text:style-name="P1">select *from emprestimo;</text:p>
      <text:p text:style-name="P1"/>
      <text:p text:style-name="P1">select <text:s/>* from titulo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0T09:01:49.652635197</meta:creation-date>
    <dc:date>2022-10-10T09:02:08.338629127</dc:date>
    <meta:editing-duration>PT20S</meta:editing-duration>
    <meta:editing-cycles>1</meta:editing-cycles>
    <meta:document-statistic meta:table-count="0" meta:image-count="0" meta:object-count="0" meta:page-count="2" meta:paragraph-count="63" meta:word-count="272" meta:character-count="2038" meta:non-whitespace-character-count="1826"/>
    <meta:generator>LibreOffice/5.1.6.2$Linux_X86_64 LibreOffice_project/10m0$Build-2</meta:generator>
  </office:meta>
</office:document-meta>
</file>